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Pictures/100000000000020000000200B7DA4DD4BAECD38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style:text-properties style:font-name="Times New Roman" fo:font-weight="normal" officeooo:rsid="000fe498" officeooo:paragraph-rsid="000fe498" style:font-weight-asian="normal" style:font-weight-complex="normal"/>
    </style:style>
    <style:style style:name="P6"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7" style:family="paragraph" style:parent-style-name="Standard">
      <style:paragraph-properties fo:line-height="200%" fo:text-align="center" style:justify-single-word="false"/>
      <style:text-properties officeooo:paragraph-rsid="000fe498"/>
    </style:style>
    <style:style style:name="P8" style:family="paragraph" style:parent-style-name="Contents_20_5">
      <style:paragraph-properties>
        <style:tab-stops>
          <style:tab-stop style:position="16.51cm" style:type="right" style:leader-style="dotted" style:leader-text="."/>
        </style:tab-stops>
      </style:paragraph-properties>
    </style:style>
    <style:style style:name="P9" style:family="paragraph" style:parent-style-name="Heading_20_5">
      <style:text-properties style:font-name="Times New Roman"/>
    </style:style>
    <style:style style:name="P10" style:family="paragraph" style:parent-style-name="Heading_20_5">
      <style:paragraph-properties fo:break-before="page"/>
      <style:text-properties style:font-name="Times New Roman" officeooo:rsid="00241984" officeooo:paragraph-rsid="00241984"/>
    </style:style>
    <style:style style:name="P11" style:family="paragraph" style:parent-style-name="Heading_20_5">
      <style:paragraph-properties fo:break-before="page"/>
    </style:style>
    <style:style style:name="P12" style:family="paragraph" style:parent-style-name="Standard">
      <style:paragraph-properties fo:line-height="200%" fo:text-align="center" style:justify-single-word="false"/>
      <style:text-properties style:font-name="Times New Roman" officeooo:paragraph-rsid="000fe498"/>
    </style:style>
    <style:style style:name="P13" style:family="paragraph" style:parent-style-name="Text_20_body">
      <style:text-properties style:font-name="Times New Roman" fo:font-size="12pt" style:font-size-asian="12pt"/>
    </style:style>
    <style:style style:name="P14" style:family="paragraph" style:parent-style-name="Text_20_body">
      <style:text-properties style:font-name="Times New Roman" fo:font-size="12pt" officeooo:rsid="00200114" officeooo:paragraph-rsid="00241984" style:font-size-asian="12pt"/>
    </style:style>
    <style:style style:name="P15" style:family="paragraph" style:parent-style-name="Text_20_body">
      <style:text-properties officeooo:paragraph-rsid="00241984"/>
    </style:style>
    <style:style style:name="P16" style:family="paragraph" style:parent-style-name="Text_20_body">
      <style:paragraph-properties fo:margin-top="0cm" fo:margin-bottom="0cm" style:contextual-spacing="false"/>
    </style:style>
    <style:style style:name="P17" style:family="paragraph" style:parent-style-name="Text_20_body" style:list-style-name="L2"/>
    <style:style style:name="P18" style:family="paragraph" style:parent-style-name="Text_20_body" style:list-style-name="L2">
      <style:paragraph-properties fo:margin-top="0cm" fo:margin-bottom="0cm" style:contextual-spacing="false"/>
    </style:style>
    <style:style style:name="P19" style:family="paragraph" style:parent-style-name="Text_20_body" style:list-style-name="L3"/>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5"/>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list-style-name="L6">
      <style:text-properties officeooo:paragraph-rsid="00241984"/>
    </style:style>
    <style:style style:name="P24" style:family="paragraph" style:parent-style-name="Text_20_body" style:list-style-name="L7"/>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text-properties officeooo:paragraph-rsid="00241984"/>
    </style:style>
    <style:style style:name="T1" style:family="text">
      <style:text-properties style:font-name="Times New Roman" fo:font-size="12pt" officeooo:rsid="00200114" style:font-size-asian="12pt"/>
    </style:style>
    <style:style style:name="T2" style:family="text">
      <style:text-properties officeooo:rsid="00241984"/>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7"><text:s/>GA4-220501095-AA1-AA2-EV02 - Taller arquitectura de software</text:p>
      <text:p text:style-name="P4"/>
      <text:p text:style-name="P3"/>
      <text:p text:style-name="P3"/>
      <text:p text:style-name="P4">Juan luis Becquet Martínez</text:p>
      <text:p text:style-name="P4">Servicio Nacional de Aprendizaje</text:p>
      <text:p text:style-name="P4">(2721441)Análisis y desarrollo de software</text:p>
      <text:p text:style-name="P6">Catherine Ramirez</text:p>
      <text:p text:style-name="P4"><text:span text:style-name="T2">02 </text:span>de <text:span text:style-name="T2">Febrero </text:span>de 202<text:span text:style-name="T2">4</text:span></text:p>
      <text:p text:style-name="P4"/>
      <text:p text:style-name="P2"/>
      <text:p text:style-name="P2"/>
      <text:p text:style-name="P2"/>
      <text:p text:style-name="P2"/>
      <text:p text:style-name="P2"/>
      <text:p text:style-name="P1"/>
      <text:p text:style-name="P1"/>
      <text:p text:style-name="P1"/>
      <text:p text:style-name="P1"/>
      <text:p text:style-name="P1"><text:soft-page-break/></text:p>
      <text:h text:style-name="P9"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8"><text:a xlink:type="simple" xlink:href="#__RefHeading___Toc173_3343552701" text:style-name="Index_20_Link" text:visited-style-name="Index_20_Link">Introducción:<text:tab/>3</text:a></text:p>
          <text:p text:style-name="P8"><text:a xlink:type="simple" xlink:href="#__RefHeading___Toc166_3343552701" text:style-name="Index_20_Link" text:visited-style-name="Index_20_Link">Arquitectura de software<text:tab/>4</text:a></text:p>
          <text:p text:style-name="P8"><text:a xlink:type="simple" xlink:href="#__RefHeading___Toc175_3343552701" text:style-name="Index_20_Link" text:visited-style-name="Index_20_Link">¿Cuál es su función?<text:tab/>6</text:a></text:p>
          <text:p text:style-name="P8"><text:a xlink:type="simple" xlink:href="#__RefHeading___Toc177_3343552701" text:style-name="Index_20_Link" text:visited-style-name="Index_20_Link">¿Cómo se elabora la arquitectura de software?<text:tab/>7</text:a></text:p>
          <text:p text:style-name="P8"><text:a xlink:type="simple" xlink:href="#__RefHeading___Toc179_3343552701" text:style-name="Index_20_Link" text:visited-style-name="Index_20_Link">¿Cómo lograr una buena arquitectura?<text:tab/>9</text:a></text:p>
          <text:p text:style-name="P8"><text:a xlink:type="simple" xlink:href="#__RefHeading___Toc181_3343552701" text:style-name="Index_20_Link" text:visited-style-name="Index_20_Link">¿Cuáles son los elementos de diseño de una arquitectura de software?<text:tab/>11</text:a></text:p>
          <text:p text:style-name="P8"><text:a xlink:type="simple" xlink:href="#__RefHeading___Toc183_3343552701" text:style-name="Index_20_Link" text:visited-style-name="Index_20_Link">Conclusión:<text:tab/>13</text:a></text:p>
        </text:index-body>
      </text:table-of-content>
      <text:p text:style-name="P5"/>
      <text:h text:style-name="P11" text:outline-level="5"><text:bookmark-start text:name="__RefHeading___Toc173_3343552701"/><text:span text:style-name="Strong_20_Emphasis">Introducción:</text:span><text:bookmark-end text:name="__RefHeading___Toc173_3343552701"/></text:h>
      <text:p text:style-name="Text_20_body">La arquitectura de software, en el contexto del desarrollo informático, se erige como el cimiento conceptual y estructural sobre el cual se construyen sistemas robustos y eficientes. Más allá de ser una simple disposición técnica, la arquitectura de software representa la esencia del diseño maestro que guía la interacción entre los componentes, la evolución del sistema y, en última instancia, su éxito. Este ensayo se propone explorar a fondo los diversos aspectos relacionados con la arquitectura de software, desde su definición hasta los elementos cruciales que la componen, y examinar cómo su comprensión y aplicación impactan directamente en el desarrollo eficiente de sistemas informáticos.</text:p>
      <text:p text:style-name="P13"/>
      <text:h text:style-name="P10" text:outline-level="5"><text:bookmark-start text:name="__RefHeading___Toc166_3343552701"/>Arquitectura de software<text:bookmark-end text:name="__RefHeading___Toc166_3343552701"/></text:h>
      <text:p text:style-name="P15">La arquitectura de software es un aspecto crítico en el desarrollo de sistemas informáticos, ya que establece la base estructural y organizativa que define cómo interactúan y se relacionan los diferentes componentes del software. En este ensayo, exploraremos diversos aspectos relacionados con la arquitectura de software, desde su definición hasta los elementos de diseño esenciales. </text:p>
      <text:list text:style-name="L2">
        <text:list-item>
          <text:p text:style-name="P17"><text:span text:style-name="Strong_20_Emphasis">Facilita la comprensión del sistema:</text:span></text:p>
          <text:list>
            <text:list-item>
              <text:p text:style-name="P18">Una buena arquitectura proporciona una visión clara de cómo se estructura el sistema y cómo interactúan sus componentes. Esto facilita la comprensión por parte de los desarrolladores, permitiéndoles trabajar de manera más eficiente y colaborativa.</text:p>
            </text:list-item>
          </text:list>
        </text:list-item>
        <text:list-item>
          <text:p text:style-name="P17"><text:span text:style-name="Strong_20_Emphasis">Mejora la mantenibilidad:</text:span></text:p>
          <text:list>
            <text:list-item>
              <text:p text:style-name="P18">Una arquitectura bien diseñada facilita las actualizaciones y modificaciones del software. Al separar las responsabilidades de los diferentes componentes, se reduce el riesgo de efectos secundarios no deseados al realizar cambios en el código. Esto mejora la mantenibilidad a lo largo del tiempo.</text:p>
            </text:list-item>
          </text:list>
        </text:list-item>
        <text:list-item>
          <text:p text:style-name="P17"><text:span text:style-name="Strong_20_Emphasis">Promueve la reutilización de código:</text:span></text:p>
          <text:list>
            <text:list-item>
              <text:p text:style-name="P18">La arquitectura modular y bien definida fomenta la reutilización de componentes. Los módulos independientes y reutilizables pueden ser empleados en diferentes partes del sistema o incluso en proyectos futuros, ahorrando tiempo y recursos.</text:p>
            </text:list-item>
          </text:list>
        </text:list-item>
        <text:list-item>
          <text:p text:style-name="P17"><text:span text:style-name="Strong_20_Emphasis">Asegura la escalabilidad:</text:span></text:p>
          <text:list>
            <text:list-item>
              <text:p text:style-name="P18">La capacidad de escalar un sistema para manejar un mayor volumen de usuarios o datos es esencial. Una arquitectura escalable permite agregar nuevos componentes o recursos de manera eficiente sin comprometer el rendimiento general del sistema.</text:p>
            </text:list-item>
          </text:list>
        </text:list-item>
        <text:list-item>
          <text:p text:style-name="P17"><text:span text:style-name="Strong_20_Emphasis">Optimiza el rendimiento:</text:span></text:p>
          <text:list>
            <text:list-item>
              <text:p text:style-name="P18">Al considerar la distribución de responsabilidades y la gestión de datos desde el diseño arquitectónico, es posible optimizar el rendimiento del sistema. Esto es vital para satisfacer las expectativas de los usuarios en términos de velocidad y eficiencia.</text:p>
            </text:list-item>
          </text:list>
        </text:list-item>
        <text:list-item>
          <text:p text:style-name="P17"><text:span text:style-name="Strong_20_Emphasis">Aborda los aspectos no funcionales:</text:span></text:p>
          <text:list>
            <text:list-item>
              <text:p text:style-name="P18">La arquitectura de software tiene en cuenta los aspectos no funcionales del sistema, como la seguridad, la confiabilidad y la usabilidad. Al abordar estos aspectos desde el principio, se reduce la probabilidad de problemas importantes en etapas posteriores del desarrollo.</text:p>
            </text:list-item>
          </text:list>
        </text:list-item>
      </text:list>
      <text:p text:style-name="P16"><text:soft-page-break/></text:p>
      <text:p text:style-name="P16"/>
      <text:list text:continue-numbering="true" text:style-name="L2">
        <text:list-item>
          <text:p text:style-name="P17"><text:span text:style-name="Strong_20_Emphasis">Facilita la evolución del sistema:</text:span></text:p>
          <text:list>
            <text:list-item>
              <text:p text:style-name="P18">Los sistemas de software deben evolucionar con el tiempo para adaptarse a nuevas necesidades y tecnologías. Una arquitectura bien concebida facilita la introducción de cambios y nuevas características sin tener que realizar modificaciones masivas en el código existente.</text:p>
            </text:list-item>
          </text:list>
        </text:list-item>
        <text:list-item>
          <text:p text:style-name="P17"><text:span text:style-name="Strong_20_Emphasis">Facilita la toma de decisiones:</text:span></text:p>
          <text:list>
            <text:list-item>
              <text:p text:style-name="P17">La arquitectura sirve como una guía para la toma de decisiones durante el desarrollo. Al establecer patrones y principios arquitectónicos, se proporciona un marco para evaluar opciones y tomar decisiones coherentes a lo largo del ciclo de vida del proyecto.</text:p>
            </text:list-item>
          </text:list>
        </text:list-item>
      </text:list>
      <text:p text:style-name="P15"/>
      <text:h text:style-name="P11" text:outline-level="5"><text:bookmark-start text:name="__RefHeading___Toc175_3343552701"/><text:span text:style-name="Strong_20_Emphasis">¿Cuál es su función?</text:span><text:bookmark-end text:name="__RefHeading___Toc175_3343552701"/></text:h>
      <text:p text:style-name="Text_20_body">La función principal de la arquitectura de software es proporcionar una estructura organizativa que guíe el diseño y desarrollo de un sistema informático. Actúa como un marco que facilita la comprensión global del sistema, promueve la toma de decisiones coherentes, mejora la mantenibilidad, permite la evolución del sistema a lo largo del tiempo, contribuye a la eficiencia y rendimiento, facilita la reutilización de código, ayuda en la gestión de la complejidad y fomenta la comunicación efectiva dentro del equipo de desarrollo. En esencia, la arquitectura de software sienta las bases para sistemas informáticos robustos, adaptables y eficientes.</text:p>
      <text:h text:style-name="P11" text:outline-level="5"><text:bookmark-start text:name="__RefHeading___Toc177_3343552701"/><text:span text:style-name="Strong_20_Emphasis">¿Cómo se elabora la arquitectura de software?</text:span><text:bookmark-end text:name="__RefHeading___Toc177_3343552701"/></text:h>
      <text:p text:style-name="Text_20_body">La elaboración de la arquitectura de software implica una cuidadosa planificación y toma de decisiones. Se inicia con la comprensión de los requisitos del sistema y las restricciones del entorno. A continuación, se definen los componentes, las conexiones entre ellos y la distribución de responsabilidades. Durante este proceso, se emplean patrones de diseño y se consideran aspectos no funcionales como el rendimiento, la seguridad y la escalabilidad. La arquitectura evoluciona a medida que se realiza la implementación y se obtienen retroalimentaciones, permitiendo ajustes según sea necesario.</text:p>
      <text:p text:style-name="Text_20_body"/>
      <text:list text:style-name="L3">
        <text:list-item>
          <text:p text:style-name="P19"><text:span text:style-name="Strong_20_Emphasis">Comprensión de Requisitos:</text:span></text:p>
          <text:list>
            <text:list-item>
              <text:p text:style-name="P20">Comienza con una comprensión profunda de los requisitos del sistema. Esto incluye los objetivos del software, las funcionalidades requeridas y los aspectos no funcionales como rendimiento, seguridad y escalabilidad.</text:p>
            </text:list-item>
          </text:list>
          <text:p text:style-name="P19"><text:span text:style-name="Strong_20_Emphasis"/></text:p>
        </text:list-item>
        <text:list-item>
          <text:p text:style-name="P19"><text:span text:style-name="Strong_20_Emphasis">Definición de Responsabilidades:</text:span></text:p>
          <text:list>
            <text:list-item>
              <text:p text:style-name="P20">Asigna responsabilidades a cada componente. Define claramente las funciones y tareas de cada parte del sistema, estableciendo límites y alcances para evitar la duplicación de funciones y mejorar la modularidad.</text:p>
            </text:list-item>
          </text:list>
        </text:list-item>
        <text:list-item>
          <text:p text:style-name="P19"><text:span text:style-name="Strong_20_Emphasis">Diseño de Interacciones:</text:span></text:p>
          <text:list>
            <text:list-item>
              <text:p text:style-name="P20">Define cómo los diferentes componentes interactúan entre sí. Especifica cómo se comunican, intercambian datos y colaboran para cumplir con los objetivos del sistema. Esto puede incluir el uso de patrones de diseño para solucionar problemas comunes de interacción.</text:p>
            </text:list-item>
          </text:list>
        </text:list-item>
        <text:list-item>
          <text:p text:style-name="P19"><text:span text:style-name="Strong_20_Emphasis">Modelado de Datos:</text:span></text:p>
          <text:list>
            <text:list-item>
              <text:p text:style-name="P20">Desarrolla un modelo de datos que represente la estructura y gestión de la información en el sistema. Esto puede implicar la definición de esquemas de bases de datos, estructuras de almacenamiento y flujos de datos.</text:p>
            </text:list-item>
          </text:list>
        </text:list-item>
        <text:list-item>
          <text:p text:style-name="P19"><text:span text:style-name="Strong_20_Emphasis">Consideración de Aspectos No Funcionales:</text:span></text:p>
          <text:list>
            <text:list-item>
              <text:p text:style-name="P20">Presta atención a los aspectos no funcionales del sistema, como la seguridad, el rendimiento, la escalabilidad y la usabilidad. Asegúrate de que la arquitectura cumpla con estos requisitos y considera posibles riesgos desde el principio.</text:p>
            </text:list-item>
          </text:list>
        </text:list-item>
        <text:list-item>
          <text:p text:style-name="P19"><text:span text:style-name="Strong_20_Emphasis">Iteración y Refinamiento:</text:span></text:p>
          <text:list>
            <text:list-item>
              <text:p text:style-name="P20">La elaboración de la arquitectura es un proceso iterativo. Revisa y refina continuamente la arquitectura a medida que se obtienen más detalles y se avanzan <text:soft-page-break/>en las fases de desarrollo. La retroalimentación del equipo y de los stakeholders es esencial en este proceso.</text:p>
            </text:list-item>
          </text:list>
        </text:list-item>
        <text:list-item>
          <text:p text:style-name="P19"><text:span text:style-name="Strong_20_Emphasis">Documentación Clara:</text:span></text:p>
          <text:list>
            <text:list-item>
              <text:p text:style-name="P20">Documenta la arquitectura de manera clara y comprensible. Esto incluye diagramas, descripciones detalladas y cualquier información relevante que sirva como referencia para el equipo de desarrollo y otros interesados.</text:p>
            </text:list-item>
          </text:list>
        </text:list-item>
        <text:list-item>
          <text:p text:style-name="P19"><text:span text:style-name="Strong_20_Emphasis">Validación y Pruebas de Concepto:</text:span></text:p>
          <text:list>
            <text:list-item>
              <text:p text:style-name="P20">Valida la arquitectura a través de pruebas de concepto y prototipos. Esto ayuda a verificar que la estructura propuesta funcione según lo esperado y se alinee con los requisitos del sistema.</text:p>
            </text:list-item>
          </text:list>
        </text:list-item>
        <text:list-item>
          <text:p text:style-name="P19"><text:span text:style-name="Strong_20_Emphasis">Ajuste Continuo:</text:span></text:p>
          <text:list>
            <text:list-item>
              <text:p text:style-name="P19">Realiza ajustes a medida que evoluciona el desarrollo. Las nuevas necesidades y cambios en los requisitos pueden requerir modificaciones en la arquitectura, por lo que es importante mantener la flexibilidad.</text:p>
            </text:list-item>
          </text:list>
        </text:list-item>
      </text:list>
      <text:p text:style-name="Text_20_body"/>
      <text:p text:style-name="P15"/>
      <text:h text:style-name="P11" text:outline-level="5"><text:bookmark-start text:name="__RefHeading___Toc179_3343552701"/><text:span text:style-name="Strong_20_Emphasis">¿Cómo lograr una buena arquitectura?</text:span><text:bookmark-end text:name="__RefHeading___Toc179_3343552701"/></text:h>
      <text:p text:style-name="P15">Lograr una buena arquitectura implica tener en cuenta varios principios. En primer lugar, se debe comprender profundamente los requisitos del sistema y las metas del desarrollo. La modularidad y la reutilización de código son esenciales para facilitar la mantenibilidad y escalabilidad. Además, se debe prestar atención a los aspectos no funcionales y considerar la evolución futura del sistema. La comunicación efectiva entre los miembros del equipo también es crucial para garantizar que la arquitectura se comprenda y se implemente de manera consistente</text:p>
      <text:list text:style-name="L6">
        <text:list-item>
          <text:p text:style-name="P23"><text:span text:style-name="Strong_20_Emphasis">Comprender los Requisitos:</text:span></text:p>
        </text:list-item>
      </text:list>
      <text:list text:style-name="L5">
        <text:list-item>
          <text:list>
            <text:list-item>
              <text:p text:style-name="P22">Obtén una comprensión clara y completa de los requisitos del sistema. Incluye a todas las partes interesadas y asegúrate de comprender tanto los requisitos funcionales como los no funcionales.</text:p>
            </text:list-item>
          </text:list>
        </text:list-item>
        <text:list-item>
          <text:p text:style-name="P21"><text:span text:style-name="Strong_20_Emphasis">Identificar Componentes Clave:</text:span></text:p>
          <text:list>
            <text:list-item>
              <text:p text:style-name="P22">Identifica los componentes clave del sistema. Estos pueden ser módulos, servicios o subsistemas que desempeñan funciones específicas. Divide el sistema en partes manejables y asigna responsabilidades.</text:p>
            </text:list-item>
          </text:list>
        </text:list-item>
        <text:list-item>
          <text:p text:style-name="P21"><text:span text:style-name="Strong_20_Emphasis">Establecer Responsabilidades y Límites:</text:span></text:p>
          <text:list>
            <text:list-item>
              <text:p text:style-name="P22">Define claramente las responsabilidades de cada componente. Establece límites precisos para evitar la duplicación de funciones y mejorar la coherencia y la modularidad.</text:p>
            </text:list-item>
          </text:list>
        </text:list-item>
        <text:list-item>
          <text:p text:style-name="P21"><text:span text:style-name="Strong_20_Emphasis">Diseñar para la Modularidad:</text:span></text:p>
          <text:list>
            <text:list-item>
              <text:p text:style-name="P22">Favorece la modularidad en el diseño. Componentes independientes y bien encapsulados facilitan la reutilización, la mantenibilidad y la escalabilidad del sistema.</text:p>
            </text:list-item>
          </text:list>
        </text:list-item>
        <text:list-item>
          <text:p text:style-name="P21"><text:span text:style-name="Strong_20_Emphasis">Diseñar para la Reutilización:</text:span></text:p>
          <text:list>
            <text:list-item>
              <text:p text:style-name="P22">Fomenta la reutilización de código. Diseña componentes que puedan ser utilizados en diferentes partes del sistema o incluso en proyectos futuros, reduciendo así la redundancia y mejorando la eficiencia del desarrollo.</text:p>
            </text:list-item>
          </text:list>
        </text:list-item>
        <text:list-item>
          <text:p text:style-name="P21"><text:span text:style-name="Strong_20_Emphasis">Definir Interacciones:</text:span></text:p>
          <text:list>
            <text:list-item>
              <text:p text:style-name="P22">Especifica cómo los diferentes componentes interactúan entre sí. Define claramente los protocolos de comunicación y los flujos de datos para garantizar una integración sin problemas.</text:p>
            </text:list-item>
          </text:list>
        </text:list-item>
        <text:list-item>
          <text:p text:style-name="P21"><text:span text:style-name="Strong_20_Emphasis">Modelar Datos Efectivamente:</text:span></text:p>
          <text:list>
            <text:list-item>
              <text:p text:style-name="P22">Desarrolla un modelo de datos que refleje la estructura y gestión de la información en el sistema. Asegúrate de que el diseño de la base de datos sea coherente con la arquitectura general.</text:p>
            </text:list-item>
          </text:list>
        </text:list-item>
        <text:list-item>
          <text:p text:style-name="P21"><text:soft-page-break/><text:span text:style-name="Strong_20_Emphasis">Considerar Aspectos No Funcionales:</text:span></text:p>
          <text:list>
            <text:list-item>
              <text:p text:style-name="P22">Presta atención a los aspectos no funcionales, como la seguridad, el rendimiento, la escalabilidad y la usabilidad. Diseña la arquitectura de manera que cumpla con estos requisitos desde el principio.</text:p>
            </text:list-item>
          </text:list>
        </text:list-item>
        <text:list-item>
          <text:p text:style-name="P21"><text:span text:style-name="Strong_20_Emphasis">Aplicar Principios de Diseño:</text:span></text:p>
          <text:list>
            <text:list-item>
              <text:p text:style-name="P22">Utiliza principios de diseño sólidos, como el principio de responsabilidad única, la inversión de dependencias y otros patrones arquitectónicos reconocidos. Estos principios ayudan a crear sistemas más flexibles y mantenibles.</text:p>
            </text:list-item>
          </text:list>
        </text:list-item>
        <text:list-item>
          <text:p text:style-name="P21"><text:span text:style-name="Strong_20_Emphasis">Realizar Pruebas de Concepto:</text:span></text:p>
          <text:list>
            <text:list-item>
              <text:p text:style-name="P22">Valida la arquitectura mediante pruebas de concepto y prototipos. Esto ayuda a identificar posibles problemas antes de la implementación completa y permite ajustes según sea necesario.</text:p>
            </text:list-item>
          </text:list>
        </text:list-item>
        <text:list-item>
          <text:p text:style-name="P21"><text:span text:style-name="Strong_20_Emphasis">Documentar de Forma Clara:</text:span></text:p>
          <text:list>
            <text:list-item>
              <text:p text:style-name="P22">Documenta la arquitectura de manera clara y comprensible. Incluye diagramas, descripciones detalladas y cualquier otra información relevante para proporcionar una referencia sólida al equipo de desarrollo y otros stakeholders.</text:p>
            </text:list-item>
          </text:list>
        </text:list-item>
        <text:list-item>
          <text:p text:style-name="P21"><text:span text:style-name="Strong_20_Emphasis">Fomentar la Colaboración:</text:span></text:p>
          <text:list>
            <text:list-item>
              <text:p text:style-name="P22">Involucra a todo el equipo de desarrollo y a las partes interesadas en el diseño de la arquitectura. La colaboración asegura una comprensión compartida y una implementación coherente.</text:p>
            </text:list-item>
          </text:list>
        </text:list-item>
        <text:list-item>
          <text:p text:style-name="P21"><text:span text:style-name="Strong_20_Emphasis">Iterar y Ajustar:</text:span></text:p>
          <text:list>
            <text:list-item>
              <text:p text:style-name="P21">La arquitectura no es estática. Realiza ajustes a medida que el proyecto evoluciona, los requisitos cambian o surgen nuevos desafíos. La iteración continua es esencial para mantener una arquitectura efectiva.</text:p>
            </text:list-item>
          </text:list>
        </text:list-item>
      </text:list>
      <text:p text:style-name="P15"/>
      <text:h text:style-name="P11" text:outline-level="5"><text:bookmark-start text:name="__RefHeading___Toc181_3343552701"/><text:span text:style-name="Strong_20_Emphasis">¿Cuáles son los elementos de diseño de una arquitectura de software?</text:span><text:bookmark-end text:name="__RefHeading___Toc181_3343552701"/></text:h>
      <text:p text:style-name="Text_20_body">Los elementos de diseño de una arquitectura de software incluyen componentes, conexiones, patrones de diseño, modelo de datos, capas y niveles, así como aspectos no funcionales como la seguridad y la escalabilidad. Los componentes son los bloques de construcción básicos, las conexiones definen cómo interactúan, los patrones de diseño proporcionan soluciones probadas, y el modelo de datos representa la gestión de la información. Las capas y niveles organizan jerárquicamente los componentes, y los aspectos no funcionales aseguran la calidad y rendimiento del sistema.</text:p>
      <text:p text:style-name="Text_20_body">En conclusión, la arquitectura de software desempeña un papel crucial en el éxito de cualquier proyecto de desarrollo de software. Un enfoque cuidadoso en su diseño y ejecución puede resultar en sistemas más robustos, mantenibles y adaptables a medida que evolucionan los requisitos y las tecnologías. La atención a los elementos de diseño mencionados garantiza una base sólida para el desarrollo eficiente y exitoso de sistemas de software.</text:p>
      <text:list text:style-name="L8">
        <text:list-item>
          <text:p text:style-name="P26"><text:span text:style-name="Strong_20_Emphasis"><text:span text:style-name="T1">Componentes:</text:span></text:span></text:p>
        </text:list-item>
      </text:list>
      <text:list text:style-name="L7">
        <text:list-item>
          <text:list>
            <text:list-item>
              <text:p text:style-name="P25">Los componentes son los bloques de construcción básicos del sistema. Representan unidades funcionales y pueden incluir módulos, clases, servicios o subsistemas. La identificación clara de estos componentes es esencial para entender la estructura del sistema.</text:p>
            </text:list-item>
          </text:list>
        </text:list-item>
        <text:list-item>
          <text:p text:style-name="P24"><text:span text:style-name="Strong_20_Emphasis">Conexiones:</text:span></text:p>
          <text:list>
            <text:list-item>
              <text:p text:style-name="P25">Las conexiones definen cómo interactúan y se comunican los componentes entre sí. Pueden incluir llamadas a funciones, eventos, mensajes, API y otros mecanismos de interacción. Diseñar conexiones eficientes y claras es crucial para el funcionamiento coherente del sistema.</text:p>
            </text:list-item>
          </text:list>
        </text:list-item>
        <text:list-item>
          <text:p text:style-name="P24"><text:span text:style-name="Strong_20_Emphasis">Patrones de Diseño:</text:span></text:p>
          <text:list>
            <text:list-item>
              <text:p text:style-name="P25">Los patrones de diseño son soluciones probadas para problemas comunes de diseño de software. Incluyen patrones arquitectónicos (por ejemplo, Modelo-Vista-Controlador), patrones de creación (por ejemplo, Singleton), patrones de estructuración (por ejemplo, Fachada) y patrones de comportamiento (por ejemplo, Observador). La aplicación adecuada de estos patrones puede mejorar la calidad y la mantenibilidad del código.</text:p>
            </text:list-item>
          </text:list>
        </text:list-item>
        <text:list-item>
          <text:p text:style-name="P24"><text:span text:style-name="Strong_20_Emphasis">Modelo de Datos:</text:span></text:p>
          <text:list>
            <text:list-item>
              <text:p text:style-name="P25">El modelo de datos representa la estructura y gestión de la información en el sistema. Incluye la definición de bases de datos, esquemas de almacenamiento y relaciones entre entidades. Un diseño de modelo de datos coherente es esencial para garantizar la integridad y eficiencia de la gestión de datos.</text:p>
            </text:list-item>
          </text:list>
        </text:list-item>
        <text:list-item>
          <text:p text:style-name="P24"><text:span text:style-name="Strong_20_Emphasis">Capas y Niveles:</text:span></text:p>
          <text:list>
            <text:list-item>
              <text:p text:style-name="P25"><text:soft-page-break/>La organización jerárquica del sistema en capas o niveles ayuda a estructurar la arquitectura de software. Las capas representan niveles lógicos de abstracción y separación de responsabilidades. Por ejemplo, una arquitectura de tres capas puede incluir la presentación, la lógica de negocio y la capa de datos.</text:p>
            </text:list-item>
          </text:list>
        </text:list-item>
        <text:list-item>
          <text:p text:style-name="P24"><text:span text:style-name="Strong_20_Emphasis">Aspectos No Funcionales:</text:span></text:p>
          <text:list>
            <text:list-item>
              <text:p text:style-name="P25">Estos elementos abordan requisitos no funcionales del sistema, como la seguridad, el rendimiento, la escalabilidad y la usabilidad. Diseñar la arquitectura para cumplir con estos aspectos desde el principio es crucial para garantizar el éxito del sistema en un entorno de producción.</text:p>
            </text:list-item>
          </text:list>
        </text:list-item>
        <text:list-item>
          <text:p text:style-name="P24"><text:span text:style-name="Strong_20_Emphasis">Interfaces de Usuario (UI):</text:span></text:p>
          <text:list>
            <text:list-item>
              <text:p text:style-name="P25">Las interfaces de usuario representan la forma en que los usuarios interactúan con el sistema. Diseñar una arquitectura que admita una interfaz de usuario intuitiva y eficiente es vital para la satisfacción del usuario y la usabilidad del sistema.</text:p>
            </text:list-item>
          </text:list>
        </text:list-item>
        <text:list-item>
          <text:p text:style-name="P24"><text:span text:style-name="Strong_20_Emphasis">Servicios Web y APIs:</text:span></text:p>
          <text:list>
            <text:list-item>
              <text:p text:style-name="P25">Si el sistema interactúa con otros sistemas o servicios, el diseño de servicios web y APIs se convierte en un elemento clave. Esto implica definir cómo el sistema se comunica con servicios externos y cómo expone sus propios servicios.</text:p>
            </text:list-item>
          </text:list>
        </text:list-item>
        <text:list-item>
          <text:p text:style-name="P24"><text:span text:style-name="Strong_20_Emphasis">Manejo de Eventos:</text:span></text:p>
          <text:list>
            <text:list-item>
              <text:p text:style-name="P25">Diseñar cómo el sistema maneja eventos y cambios de estado es crucial para sistemas reactivos. Esto puede incluir el diseño de patrones de observadores o la implementación de sistemas de manejo de eventos basados en colas.</text:p>
            </text:list-item>
          </text:list>
        </text:list-item>
        <text:list-item>
          <text:p text:style-name="P24"><text:span text:style-name="Strong_20_Emphasis">Aspectos de Seguridad:</text:span></text:p>
          <text:list>
            <text:list-item>
              <text:p text:style-name="P24">La seguridad es un elemento crítico en cualquier sistema. Incluye la implementación de mecanismos de autenticación, autorización, cifrado y otras prácticas de seguridad según los requisitos del sistema.</text:p>
            </text:list-item>
          </text:list>
        </text:list-item>
      </text:list>
      <text:p text:style-name="P14"/>
      <text:h text:style-name="P11" text:outline-level="5"><text:bookmark-start text:name="__RefHeading___Toc183_3343552701"/><text:span text:style-name="Strong_20_Emphasis">Conclusión:</text:span><text:bookmark-end text:name="__RefHeading___Toc183_3343552701"/></text:h>
      <text:p text:style-name="Text_20_body">En el tejido dinámico del desarrollo de software, la arquitectura emerge como un elemento inmutable y, a su vez, adaptable. Al proporcionar una guía estructural sólida, facilita la comprensión del sistema, promueve la mantenibilidad, y asegura una evolución coherente en un mundo tecnológico en constante cambio. La elaboración meticulosa de una arquitectura de software implica una fusión equilibrada de comprensión profunda, toma de decisiones informada y atención a los detalles más finos. Con componentes interconectados, patrones de diseño probados y una atención constante a los aspectos no funcionales, se erige una arquitectura sólida que no solo responde a las necesidades actuales, sino que también sienta las bases para la innovación futura. Así, en el rincón aparentemente abstracto de la arquitectura de software, se gesta la promesa de sistemas informáticos eficientes y sostenibles que impulsarán la vanguardia de la tecnología.</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hatch draw:name="Black_20_0_20_Degrees" draw:display-name="Black 0 Degrees" draw:style="single" draw:color="#000000" draw:distance="0.102cm" draw:rotation="0"/>
    <draw:fill-image draw:name="Painted_20_White" draw:display-name="Painted White" xlink:href="Pictures/100000000000020000000200B7DA4DD4BAECD386.jpg" xlink:type="simple" xlink:show="embed" xlink:actuate="onLoad"/>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Watermark" style:family="graphic" style:auto-update="true">
      <style:graphic-properties text:anchor-type="page" svg:x="0cm" svg:y="0cm" style:run-through="background" style:wrap="run-through" style:number-wrapped-paragraphs="no-limit" style:vertical-pos="middle" style:vertical-rel="page" style:horizontal-pos="center" style:horizontal-rel="page" fo:background-color="transparent" draw:fill="bitmap" draw:fill-hatch-name="Black_20_0_20_Degrees" draw:fill-hatch-solid="false" draw:fill-image-name="logo-sena-negro-png-2022" draw:opacity="30%" draw:fill-image-width="60%" draw:fill-image-height="100%" style:repeat="no-repeat" draw:fill-image-ref-point-x="0%" draw:fill-image-ref-point-y="0%" draw:fill-image-ref-point="center" draw:tile-repeat-offset="0% vertical" draw:wrap-influence-on-position="once-concurrent" loext:allow-overlap="true">
        <style:background-image xlink:href="Pictures/10000001000005DC000005BE82C956D51E701C4F.png" xlink:type="simple" xlink:actuate="onLoad" style:position="center center" style:repeat="no-repeat" draw:opacity="3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text:tab/><text:tab/><text:page-number text:select-page="current">1</text:page-number></text:p>
      </style:header>
    </style:master-page>
    <style:master-page style:name="First_20_Page" style:display-name="First Page" style:page-layout-name="Mpm2" draw:style-name="Mdp2"/>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4-01-23T01:00:40.081000000</dc:date>
    <meta:editing-duration>P3DT23H53M59S</meta:editing-duration>
    <meta:editing-cycles>21</meta:editing-cycles>
    <meta:generator>LibreOffice/7.6.2.1$Windows_X86_64 LibreOffice_project/56f7684011345957bbf33a7ee678afaf4d2ba333</meta:generator>
    <meta:document-statistic meta:table-count="0" meta:image-count="0" meta:object-count="0" meta:page-count="13" meta:paragraph-count="110" meta:word-count="2400" meta:character-count="16037" meta:non-whitespace-character-count="13823"/>
  </office:meta>
</office:document-meta>
</file>